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LR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NTLR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Trac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Diagnostic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TraceLexer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createJvm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ANTL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LR.setOutputdirectory(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LR.setDir( Fi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addClasspathEntry( String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TLR.setFork( boolea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LR.setTraceTreeWalker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is27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LR.setHtml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Glib( String super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LR.setTraceParser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Target( Fi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LR.populateAttribut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NTLR.run( String [ ]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TLR.getGenerated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NTLR.validateAttribu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LR.setGlib( File super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R.setDebug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